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Airdrop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Hardfork</text:p>
          </table:table-cell>
          <table:table-cell office:value-type="string" calcext:value-type="string">
            <text:p>B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Mining</text:p>
          </table:table-cell>
          <table:table-cell office:value-type="string" calcext:value-type="string">
            <text:p>B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19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16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19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Staking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Wages</text:p>
          </table:table-cell>
          <table:table-cell office:value-type="string" calcext:value-type="string">
            <text:p>B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17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16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6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Airdrop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Hardfork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6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office:value-type="string" calcext:value-type="string">
            <text:p>2017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16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6:B3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5:44:09.552627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1-10-06T15:44:45.128427882</dc:date>
    <meta:editing-duration>P4DT2H28M10S</meta:editing-duration>
    <meta:editing-cycles>85</meta:editing-cycles>
    <meta:document-statistic meta:table-count="4" meta:cell-count="526" meta:object-count="0"/>
  </office:meta>
</office:document-meta>
</file>